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margin-top="0.2772in" fo:margin-bottom="0.2772in" loext:contextual-spacing="false" fo:line-height="200%" fo:text-align="center" style:justify-single-word="false"/>
      <style:text-properties style:font-name="Liberation Sans" fo:font-weight="bold" officeooo:rsid="000e7132" officeooo:paragraph-rsid="000e7132" style:font-weight-asian="bold" style:font-weight-complex="bold"/>
    </style:style>
    <style:style style:name="P3" style:family="paragraph" style:parent-style-name="Standard">
      <style:paragraph-properties fo:margin-top="0.2772in" fo:margin-bottom="0.2772in" loext:contextual-spacing="false" fo:line-height="200%" fo:text-align="center" style:justify-single-word="false"/>
      <style:text-properties officeooo:rsid="000e7132" officeooo:paragraph-rsid="000e7132"/>
    </style:style>
    <style:style style:name="P4" style:family="paragraph" style:parent-style-name="Standard">
      <style:paragraph-properties fo:margin-top="0.2772in" fo:margin-bottom="0.2772in" loext:contextual-spacing="false" fo:line-height="200%"/>
    </style:style>
    <style:style style:name="P5" style:family="paragraph">
      <loext:graphic-properties draw:fill="none" draw:fill-color="#ffffff"/>
    </style:style>
    <style:style style:name="T1" style:family="text">
      <style:text-properties officeooo:rsid="000e7132"/>
    </style:style>
    <style:style style:name="T2" style:family="text">
      <style:text-properties officeooo:rsid="000ff1b1"/>
    </style:style>
    <style:style style:name="gr1" style:family="graphic">
      <style:graphic-properties draw:stroke="none" svg:stroke-color="#000000" draw:fill="none" draw:fill-color="#ffffff" fo:min-height="0.266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8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1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40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0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text:anchor-type="paragraph" draw:z-index="0" draw:name="Shape1" draw:style-name="gr5" draw:text-style-name="P5" svg:width="1.3933in" svg:height="0.5043in" svg:x="4.9201in" svg:y="0.0571in"><draw:text-box><text:p>Numero de pagina</text:p></draw:text-box></draw:frame><text:tab/><text:tab/><text:tab/><text:tab/><text:tab/><text:tab/><text:tab/><text:tab/><text:tab/><text:tab/>-<text:span text:style-name="T2">&gt;</text:span><text:tab/> <text:s text:c="33"/><text:span text:style-name="T1">1</text:span></text:p>
      <text:p text:style-name="P2"><draw:frame text:anchor-type="paragraph" draw:z-index="1" draw:name="Shape2" draw:style-name="gr4" draw:text-style-name="P5" svg:width="0.8224in" svg:height="0.4059in" svg:x="-0.2547in" svg:y="0.3256in"><draw:text-box><text:p>Titulo -&gt;</text:p></draw:text-box></draw:frame>¿Que tan aceptada es la inteligencia artificial <text:s/>en la medicina <text:s/>hoy en dia ?</text:p>
      <text:p text:style-name="P3"><draw:frame text:anchor-type="paragraph" draw:z-index="2" draw:name="Shape3" draw:style-name="gr3" draw:text-style-name="P5" svg:width="1.9087in" svg:height="0.5516in" svg:x="0.139in" svg:y="0.2839in"><draw:text-box><text:p>Nombre del estudiante -&gt;</text:p></draw:text-box></draw:frame>Martinez Martinez Marco Alejandro </text:p>
      <text:p text:style-name="P3"><draw:frame text:anchor-type="paragraph" draw:z-index="3" draw:name="Shape4" draw:style-name="gr2" draw:text-style-name="P5" svg:width="1.8976in" svg:height="0.2886in" svg:x="0.0846in" svg:y="0.2673in"><draw:text-box><text:p>Nombre de la institucion -&gt;</text:p></draw:text-box></draw:frame>Instituto tecnologico de aguascalientes</text:p>
      <text:p text:style-name="P3"><draw:frame text:anchor-type="paragraph" draw:z-index="4" draw:name="Shape4_0" draw:style-name="gr2" draw:text-style-name="P5" svg:width="1.8976in" svg:height="0.2886in" svg:x="1.8063in" svg:y="0.3055in"><draw:text-box><text:p>Curso-&gt;</text:p></draw:text-box></draw:frame>Taller de investigacion II</text:p>
      <text:p text:style-name="P3"><draw:frame text:anchor-type="paragraph" draw:z-index="5" draw:name="Shape4_1" draw:style-name="gr2" draw:text-style-name="P5" svg:width="1.8976in" svg:height="0.2886in" svg:x="0.2382in" svg:y="0.2126in"><draw:text-box><text:p>Nombre del profesor -&gt;</text:p></draw:text-box></draw:frame>Maria Magdalena Becerra Lopez</text:p>
      <text:p text:style-name="P3"><draw:frame text:anchor-type="paragraph" draw:z-index="6" draw:name="Shape5" draw:style-name="gr1" draw:text-style-name="P5" svg:width="0.9106in" svg:height="0.2661in" svg:x="2.1465in" svg:y="0.2626in"><draw:text-box><text:p>Fecha -&gt;</text:p></draw:text-box></draw:frame>17-02-2022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1:20:49.276427345</meta:creation-date>
    <dc:date>2022-02-17T12:11:20.094125365</dc:date>
    <meta:editing-duration>PT28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3" meta:character-count="263" meta:non-whitespace-character-count="190"/>
  </office:meta>
</office:document-meta>
</file>